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7087B6B9161DDF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">
      <style:graphic-properties draw:fill="none" draw:fill-color="#ffffff" draw:opacity="100%" draw:textarea-horizontal-align="center" draw:textarea-vertical-align="middle" loext:glow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svg:stroke-opacity="100%" draw:stroke-linejoin="round" svg:stroke-linecap="butt" draw:fill="none" draw:fill-color="#ff0000" draw:textarea-horizontal-align="justify" draw:textarea-vertical-align="middle" draw:auto-grow-height="false" fo:min-height="3.398cm" fo:min-width="3.44cm" draw:shadow="hidden" loext:glow-radius="0.071cm" loext:glow-color="#ff0000" loext:glow-transparency="0%" loext:softedge-radius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1.02cm" fo:min-width="0.453cm" loext:glow-radius="0.035cm" loext:glow-color="#ff0000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9.248cm" fo:min-width="1.258cm" loext:glow-radius="0.035cm" loext:glow-color="#ff0000"/>
    </style:style>
    <style:style style:name="gr7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1.655cm" fo:min-width="1.405cm" loext:glow-radius="0.035cm" loext:glow-color="#ff0000"/>
    </style:style>
    <style:style style:name="gr9" style:family="graphic" style:parent-style-name="standard">
      <style:graphic-properties draw:stroke="none" svg:stroke-color="#000000" draw:fill="none" draw:fill-color="#ffffff" fo:min-height="2.126cm"/>
      <style:paragraph-properties style:writing-mode="lr-tb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4.513cm" fo:min-width="6.857cm" loext:glow-radius="0.035cm" loext:glow-color="#ff0000"/>
    </style:style>
    <style:style style:name="gr11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12" style:family="graphic" style:parent-style-name="standard">
      <style:graphic-properties svg:stroke-color="#ff0000" svg:stroke-opacity="80%" draw:fill="none" draw:textarea-horizontal-align="justify" draw:textarea-vertical-align="middle" draw:auto-grow-height="false" fo:min-height="1.89cm" fo:min-width="1.117cm" loext:glow-radius="0.035cm" loext:glow-color="#ff0000"/>
    </style:style>
    <style:style style:name="gr1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2.607cm" fo:min-width="2.722cm" loext:glow-radius="0.035cm" loext:glow-color="#ff0000"/>
    </style:style>
    <style:style style:name="gr15" style:family="graphic" style:parent-style-name="standard">
      <style:graphic-properties draw:stroke="none" svg:stroke-color="#000000" draw:fill="none" draw:fill-color="#ffffff" fo:min-height="3.155cm"/>
      <style:paragraph-properties style:writing-mode="lr-tb"/>
    </style:style>
    <style:style style:name="gr16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2.355cm" fo:min-width="1.852cm" loext:glow-radius="0.035cm" loext:glow-color="#ff0000"/>
    </style:style>
    <style:style style:name="gr17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0000"/>
      <style:paragraph-properties fo:text-align="center" style:writing-mode="lr-tb"/>
      <style:text-properties fo:color="#ff0000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 fo:font-size="40pt" style:font-size-asian="40pt" style:font-size-complex="40pt"/>
    </style:style>
    <style:style style:name="P4" style:family="paragraph">
      <style:paragraph-properties fo:text-align="center" style:writing-mode="lr-tb"/>
      <style:text-properties fo:color="#ff0000" loext:opacity="100%"/>
    </style:style>
    <style:style style:name="P5" style:family="paragraph">
      <loext:graphic-properties draw:fill="none"/>
      <style:paragraph-properties fo:text-align="center"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size="42pt" style:font-size-asian="42pt" style:font-size-complex="42pt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54pt" style:font-size-asian="54pt" style:font-size-complex="54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size="96pt" style:font-size-asian="96pt" style:font-size-complex="96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44pt" style:font-size-asian="44pt" style:font-size-complex="44pt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80pt" style:font-size-asian="80pt" style:font-size-complex="80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28pt" style:font-size-asian="28pt" style:font-size-complex="28pt"/>
    </style:style>
    <style:style style:name="P15" style:family="paragraph">
      <loext:graphic-properties draw:fill="none" draw:fill-color="#ffffff"/>
    </style:style>
    <style:style style:name="T1" style:family="text">
      <style:text-properties fo:color="#ff0000" loext:opacity="100%" fo:font-size="40pt" style:font-size-asian="40pt" style:font-size-complex="40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32pt"/>
    </style:style>
    <style:style style:name="T4" style:family="text">
      <style:text-properties fo:color="#ff0000" loext:opacity="100%" fo:font-size="42pt" style:font-size-asian="42pt" style:font-size-complex="42pt"/>
    </style:style>
    <style:style style:name="T5" style:family="text">
      <style:text-properties fo:color="#ff0000" loext:opacity="100%" fo:font-size="54pt" style:font-size-asian="54pt" style:font-size-complex="54pt"/>
    </style:style>
    <style:style style:name="T6" style:family="text">
      <style:text-properties fo:color="#ff0000" loext:opacity="100%" fo:font-size="96pt" style:font-size-asian="96pt" style:font-size-complex="96pt"/>
    </style:style>
    <style:style style:name="T7" style:family="text">
      <style:text-properties fo:color="#ff0000" loext:opacity="100%" fo:font-size="44pt" style:font-size-asian="44pt" style:font-size-complex="44pt"/>
    </style:style>
    <style:style style:name="T8" style:family="text">
      <style:text-properties fo:color="#ff0000" loext:opacity="100%" fo:font-size="80pt" style:font-size-asian="80pt" style:font-size-complex="80pt"/>
    </style:style>
    <style:style style:name="T9" style:family="text">
      <style:text-properties fo:color="#ff0000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54cm" svg:height="25.939cm" svg:x="1.07cm" svg:y="0.913cm">
          <draw:image xlink:href="Pictures/10000000000003C0000005007087B6B9161DDFBD.jpg" xlink:type="simple" xlink:show="embed" xlink:actuate="onLoad" draw:mime-type="image/jpeg">
            <text:p/>
          </draw:image>
        </draw:frame>
        <draw:custom-shape draw:style-name="gr2" draw:text-style-name="P2" draw:layer="layout" svg:width="3.94cm" svg:height="3.648cm" draw:transform="skewX (-0.00436332312998582) rotate (-0.0043633231299858) translate (7.537cm 7.8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5cm" svg:height="1.905cm" svg:x="8.69cm" svg:y="8.537cm">
          <draw:text-box>
            <text:p><text:span text:style-name="T1">1</text:span></text:p>
          </draw:text-box>
        </draw:frame>
        <draw:custom-shape draw:style-name="gr4" draw:text-style-name="P5" draw:layer="layout" svg:width="0.953cm" svg:height="1.27cm" svg:x="15.457cm" svg:y="10.777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317cm" svg:height="1.517cm" svg:x="15.575cm" svg:y="10.577cm">
          <draw:text-box>
            <text:p><text:span text:style-name="T3">2</text:span></text:p>
          </draw:text-box>
        </draw:frame>
        <draw:custom-shape draw:style-name="gr6" draw:text-style-name="P7" draw:layer="layout" svg:width="1.758cm" svg:height="9.498cm" draw:transform="skewX (-0.0277507351067098) rotate (-0.0277507351067101) translate (13.7cm 7.959cm)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953cm" svg:height="1.906cm" svg:x="13.887cm" svg:y="11.912cm">
          <draw:text-box>
            <text:p><text:span text:style-name="T4">4</text:span></text:p>
          </draw:text-box>
        </draw:frame>
        <draw:custom-shape draw:style-name="gr8" draw:text-style-name="P9" draw:layer="layout" svg:width="1.905cm" svg:height="1.905cm" svg:x="8.372cm" svg:y="16.792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27cm" svg:height="2.376cm" svg:x="8.49cm" svg:y="16.51cm">
          <draw:text-box>
            <text:p><text:span text:style-name="T5">6</text:span></text:p>
          </draw:text-box>
        </draw:frame>
        <draw:custom-shape draw:style-name="gr10" draw:text-style-name="P7" draw:layer="layout" svg:width="7.357cm" svg:height="4.763cm" draw:transform="skewX (0.0294960643587042) translate (5.456cm 19.097cm)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397cm" svg:height="4.036cm" svg:x="7.685cm" svg:y="19.785cm">
          <draw:text-box>
            <text:p><text:span text:style-name="T6">7</text:span></text:p>
          </draw:text-box>
        </draw:frame>
        <draw:custom-shape draw:style-name="gr12" draw:text-style-name="P7" draw:layer="layout" svg:width="1.617cm" svg:height="2.14cm" svg:x="2.875cm" svg:y="19.09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953cm" svg:height="1.987cm" svg:x="3.292cm" svg:y="19.15cm">
          <draw:text-box>
            <text:p><text:span text:style-name="T7">8</text:span></text:p>
          </draw:text-box>
        </draw:frame>
        <draw:custom-shape draw:style-name="gr14" draw:text-style-name="P7" draw:layer="layout" svg:width="3.222cm" svg:height="2.857cm" svg:x="8.89cm" svg:y="13.2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2.222cm" svg:height="3.405cm" svg:x="9.425cm" svg:y="12.935cm">
          <draw:text-box>
            <text:p><text:span text:style-name="T8">9</text:span></text:p>
          </draw:text-box>
        </draw:frame>
        <draw:custom-shape draw:style-name="gr16" draw:text-style-name="P9" draw:layer="layout" svg:width="2.352cm" svg:height="2.605cm" svg:x="12.935cm" svg:y="19.985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.905cm" svg:height="1.588cm" svg:x="13.152cm" svg:y="20.602cm">
          <draw:text-box>
            <text:p><text:span text:style-name="T9">10</text:span></text:p>
          </draw:text-box>
        </draw:frame>
        <draw:frame draw:style-name="gr18" draw:text-style-name="P15" draw:layer="layout" svg:width="0.502cm" svg:height="1.187cm" svg:x="13.382cm" svg:y="12.11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9T01:51:12.382025043</dc:date>
    <meta:editing-duration>PT27M42S</meta:editing-duration>
    <meta:editing-cycles>17</meta:editing-cycles>
    <meta:generator>LibreOffice/7.3.7.2$Linux_X86_64 LibreOffice_project/30$Build-2</meta:generator>
    <meta:document-statistic meta:object-count="18"/>
  </office:meta>
</office:document-meta>
</file>